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Dropdown (LVGL)8" text:continue-numbering="true" text:continue-list="list_Dropdown (LVGL)7"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he list can be created on any side. If the list would be vertically out of the screen, it will be aligned to the ed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Dropdown (LVGL)10" text:continue-numbering="true" text:continue-list="list_Dropdown (LVGL)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Dropdown (LVGL)11" text:continue-numbering="true" text:continue-list="list_Dropdown (LVGL)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Dropdown (LVGL)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13" text:continue-numbering="true" text:continue-list="list_Dropdown (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14" text:continue-numbering="true" text:continue-list="list_Dropdown (LVG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Dropdown (LVGL)15" text:continue-numbering="true" text:continue-list="list_Dropdown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6" text:continue-numbering="true" text:continue-list="list_Dropdown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8" text:continue-numbering="true" text:continue-list="list_Dropdown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9" text:continue-numbering="true" text:continue-list="list_Dropdown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21" text:continue-numbering="true" text:continue-list="list_Dropdown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22" text:continue-numbering="true" text:continue-list="list_Dropdown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4" text:continue-numbering="true" text:continue-list="list_Dropdown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5" text:continue-numbering="true" text:continue-list="list_Dropdown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Dropdown (LVGL)27" text:continue-numbering="true" text:continue-list="list_Dropdown (LVGL)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LVGL)28" text:continue-numbering="true" text:continue-list="list_Dropdown (LVGL)2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9" text:continue-numbering="true" text:continue-list="list_Dropdown (LVGL)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30" text:continue-numbering="true" text:continue-list="list_Dropdown (LVGL)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31" text:continue-numbering="true" text:continue-list="list_Dropdown (LVGL)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32" text:continue-numbering="true" text:continue-list="list_Dropdown (LVGL)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33" text:continue-numbering="true" text:continue-list="list_Dropdown (LVGL)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34" text:continue-numbering="true" text:continue-list="list_Dropdown (LVGL)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35" text:continue-numbering="true" text:continue-list="list_Dropdown (LVGL)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6" text:continue-numbering="true" text:continue-list="list_Dropdown (LVGL)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7" text:continue-numbering="true" text:continue-list="list_Dropdown (LVGL)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8" text:continue-numbering="true" text:continue-list="list_Dropdown (LVGL)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39" text:continue-numbering="true" text:continue-list="list_Dropdown (LVGL)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40" text:continue-numbering="true" text:continue-list="list_Dropdown (LVGL)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41" text:continue-numbering="true" text:continue-list="list_Dropdown (LVGL)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42" text:continue-numbering="true" text:continue-list="list_Dropdown (LVG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43" text:continue-numbering="true" text:continue-list="list_Dropdown (LVG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44" text:continue-numbering="true" text:continue-list="list_Dropdown (LVG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5" text:continue-numbering="true" text:continue-list="list_Dropdown (LVG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6" text:continue-numbering="true" text:continue-list="list_Dropdown (LVG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7" text:continue-numbering="true" text:continue-list="list_Dropdown (LVG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8" text:continue-numbering="true" text:continue-list="list_Dropdown (LVG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49" text:continue-numbering="true" text:continue-list="list_Dropdown (LVG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50" text:continue-numbering="true" text:continue-list="list_Dropdown (LVG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51" text:continue-numbering="true" text:continue-list="list_Dropdown (LVG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Dropdown (LVGL)52" text:continue-numbering="true" text:continue-list="list_Dropdown (LVGL)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Dropdown (LVGL)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Dropdown (LVGL)54" text:continue-numbering="true" text:continue-list="list_Dropdown (LVGL)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Dropdown (LVGL)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Dropdown (LVGL)56" text:continue-numbering="true" text:continue-list="list_Dropdown (LVGL)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Dropdown (LVGL)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Dropdown (LVGL)58" text:continue-numbering="true" text:continue-list="list_Dropdown (LVGL)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Dropdown (LVGL)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60" text:continue-numbering="true" text:continue-list="list_Dropdown (LVGL)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61" text:continue-numbering="true" text:continue-list="list_Dropdown (LVGL)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62" text:continue-numbering="true" text:continue-list="list_Dropdown (LVGL)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63" text:continue-numbering="true" text:continue-list="list_Dropdown (LVGL)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64" text:continue-numbering="true" text:continue-list="list_Dropdown (LVGL)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65" text:continue-numbering="true" text:continue-list="list_Dropdown (LVGL)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Dropdown (LVGL)66" text:continue-numbering="true" text:continue-list="list_Dropdown (LVGL)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67" text:continue-numbering="true" text:continue-list="list_Dropdown (LVGL)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69" text:continue-numbering="true" text:continue-list="list_Dropdown (LVGL)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70" text:continue-numbering="true" text:continue-list="list_Dropdown (LVGL)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71" text:continue-numbering="true" text:continue-list="list_Dropdown (LVGL)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7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